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26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7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3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8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6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d3d3d3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2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9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6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2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15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9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6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solid" svg:stroke-width="0.017cm" svg:stroke-color="#808080" draw:stroke-linejoin="round" svg:stroke-linecap="round" draw:fill="none" fo:padding-top="0.008cm" fo:padding-bottom="0.008cm" fo:padding-left="0.008cm" fo:padding-right="0.008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9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2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5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7.26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7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0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39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0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3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538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55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90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84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62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45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2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1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4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6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725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35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77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22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30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5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1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64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97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31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95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6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91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77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20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3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d3d3d3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T1" style:family="text">
      <style:text-properties fo:color="#000000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000000" loext:opacity="100%" style:font-name="Helvetica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T3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4" style:family="text">
      <style:text-properties fo:color="#000000" loext:opacity="100%" style:font-name="Helvetica" fo:font-size="14pt" fo:font-weight="bold" style:font-name-asian="Helvetica" style:font-size-asian="14pt" style:font-weight-asian="bold" style:font-name-complex="Helvetica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269cm" svg:height="0.712cm" svg:x="6.866cm" svg:y="1.683cm">
          <draw:text-box>
            <text:p text:style-name="P1"><text:span text:style-name="T1">Submission Information</text:span></text:p>
          </draw:text-box>
        </draw:frame>
        <draw:frame draw:style-name="gr2" draw:text-style-name="P3" draw:layer="layout" svg:width="3.674cm" svg:height="0.395cm" svg:x="1.623cm" svg:y="3.067cm">
          <draw:text-box>
            <text:p text:style-name="P1"><text:span text:style-name="T2">Name: </text:span><text:span text:style-name="T3">Demir ata Albuz</text:span></text:p>
          </draw:text-box>
        </draw:frame>
        <draw:frame draw:style-name="gr3" draw:text-style-name="P3" draw:layer="layout" svg:width="4.733cm" svg:height="0.395cm" svg:x="1.623cm" svg:y="3.702cm">
          <draw:text-box>
            <text:p text:style-name="P1"><text:span text:style-name="T2">Email: </text:span><text:span text:style-name="T3">albuz2015@gmail.com</text:span></text:p>
          </draw:text-box>
        </draw:frame>
        <draw:frame draw:style-name="gr4" draw:text-style-name="P3" draw:layer="layout" svg:width="7.286cm" svg:height="0.395cm" svg:x="1.623cm" svg:y="4.337cm">
          <draw:text-box>
            <text:p text:style-name="P1"><text:span text:style-name="T2">LinkedIn:</text:span><text:span text:style-name="T3">l)</text:span></text:p>
          </draw:text-box>
        </draw:frame>
        <draw:frame draw:style-name="gr5" draw:text-style-name="P3" draw:layer="layout" svg:width="4.864cm" svg:height="0.395cm" svg:x="1.623cm" svg:y="4.972cm">
          <draw:text-box>
            <text:p text:style-name="P1"><text:span text:style-name="T2">Submission Date: </text:span><text:span text:style-name="T3">2025-11-09</text:span></text:p>
          </draw:text-box>
        </draw:frame>
        <draw:polygon draw:style-name="gr6" draw:text-style-name="P4" draw:layer="layout" svg:width="16.227cm" svg:height="0.636cm" svg:x="2.386cm" svg:y="7.267cm" svg:viewBox="0 0 16228 637" draw:points="0,0 16228,0 16228,637 0,637">
          <text:p/>
        </draw:polygon>
        <draw:frame draw:style-name="gr7" draw:text-style-name="P5" draw:layer="layout" svg:width="5.26cm" svg:height="0.556cm" svg:x="1.623cm" svg:y="6.256cm">
          <draw:text-box>
            <text:p text:style-name="P1"><text:span text:style-name="T4">Deliverables Checklist</text:span></text:p>
          </draw:text-box>
        </draw:frame>
        <draw:frame draw:style-name="gr8" draw:text-style-name="P3" draw:layer="layout" svg:width="4.298cm" svg:height="0.395cm" svg:x="2.598cm" svg:y="7.407cm">
          <draw:text-box>
            <text:p text:style-name="P1"><text:span text:style-name="T3">Report (PDF, max 5 pages)</text:span></text:p>
          </draw:text-box>
        </draw:frame>
        <draw:frame draw:style-name="gr9" draw:text-style-name="P3" draw:layer="layout" svg:width="0.352cm" svg:height="0.395cm" svg:x="15.298cm" svg:y="7.407cm">
          <draw:text-box>
            <text:p text:style-name="P1"><text:span text:style-name="T3">X</text:span></text:p>
          </draw:text-box>
        </draw:frame>
        <draw:frame draw:style-name="gr10" draw:text-style-name="P3" draw:layer="layout" svg:width="4.299cm" svg:height="0.395cm" svg:x="2.598cm" svg:y="8.042cm">
          <draw:text-box>
            <text:p text:style-name="P1"><text:span text:style-name="T3">Section 1: Incident Analysis</text:span></text:p>
          </draw:text-box>
        </draw:frame>
        <draw:frame draw:style-name="gr9" draw:text-style-name="P3" draw:layer="layout" svg:width="0.352cm" svg:height="0.395cm" svg:x="15.298cm" svg:y="8.042cm">
          <draw:text-box>
            <text:p text:style-name="P1"><text:span text:style-name="T3">X</text:span></text:p>
          </draw:text-box>
        </draw:frame>
        <draw:frame draw:style-name="gr11" draw:text-style-name="P3" draw:layer="layout" svg:width="4.787cm" svg:height="0.395cm" svg:x="2.598cm" svg:y="8.677cm">
          <draw:text-box>
            <text:p text:style-name="P1"><text:span text:style-name="T3">Section 2: Architecture Review</text:span></text:p>
          </draw:text-box>
        </draw:frame>
        <draw:frame draw:style-name="gr9" draw:text-style-name="P3" draw:layer="layout" svg:width="0.352cm" svg:height="0.395cm" svg:x="15.298cm" svg:y="8.677cm">
          <draw:text-box>
            <text:p text:style-name="P1"><text:span text:style-name="T3">X</text:span></text:p>
          </draw:text-box>
        </draw:frame>
        <draw:frame draw:style-name="gr12" draw:text-style-name="P3" draw:layer="layout" svg:width="5.647cm" svg:height="0.395cm" svg:x="2.598cm" svg:y="9.312cm">
          <draw:text-box>
            <text:p text:style-name="P1"><text:span text:style-name="T3">Section 3: Response &amp; Remediation</text:span></text:p>
          </draw:text-box>
        </draw:frame>
        <draw:frame draw:style-name="gr9" draw:text-style-name="P3" draw:layer="layout" svg:width="0.352cm" svg:height="0.395cm" svg:x="15.298cm" svg:y="9.312cm">
          <draw:text-box>
            <text:p text:style-name="P1"><text:span text:style-name="T3">X</text:span></text:p>
          </draw:text-box>
        </draw:frame>
        <draw:frame draw:style-name="gr13" draw:text-style-name="P3" draw:layer="layout" svg:width="5.529cm" svg:height="0.395cm" svg:x="2.598cm" svg:y="9.947cm">
          <draw:text-box>
            <text:p text:style-name="P1"><text:span text:style-name="T3">Video Presentation (10-15 minutes)</text:span></text:p>
          </draw:text-box>
        </draw:frame>
        <draw:frame draw:style-name="gr14" draw:text-style-name="P3" draw:layer="layout" svg:width="4.709cm" svg:height="0.395cm" svg:x="2.598cm" svg:y="10.582cm">
          <draw:text-box>
            <text:p text:style-name="P1"><text:span text:style-name="T3">Link provided in video_link.md</text:span></text:p>
          </draw:text-box>
        </draw:frame>
        <draw:frame draw:style-name="gr15" draw:text-style-name="P3" draw:layer="layout" svg:width="6.154cm" svg:height="0.395cm" svg:x="2.598cm" svg:y="11.217cm">
          <draw:text-box>
            <text:p text:style-name="P1"><text:span text:style-name="T3">Video is accessible (tested in incognito)</text:span></text:p>
          </draw:text-box>
        </draw:frame>
        <draw:frame draw:style-name="gr16" draw:text-style-name="P3" draw:layer="layout" svg:width="4.357cm" svg:height="0.395cm" svg:x="2.598cm" svg:y="11.852cm">
          <draw:text-box>
            <text:p text:style-name="P1"><text:span text:style-name="T3">Duration is within guidelines</text:span></text:p>
          </draw:text-box>
        </draw:frame>
        <draw:frame draw:style-name="gr17" draw:text-style-name="P3" draw:layer="layout" svg:width="2.091cm" svg:height="0.395cm" svg:x="2.598cm" svg:y="12.487cm">
          <draw:text-box>
            <text:p text:style-name="P1"><text:span text:style-name="T3">File Structure</text:span></text:p>
          </draw:text-box>
        </draw:frame>
        <draw:frame draw:style-name="gr9" draw:text-style-name="P3" draw:layer="layout" svg:width="0.352cm" svg:height="0.395cm" svg:x="15.298cm" svg:y="12.487cm">
          <draw:text-box>
            <text:p text:style-name="P1"><text:span text:style-name="T3">X</text:span></text:p>
          </draw:text-box>
        </draw:frame>
        <draw:frame draw:style-name="gr18" draw:text-style-name="P3" draw:layer="layout" svg:width="3.966cm" svg:height="0.395cm" svg:x="2.598cm" svg:y="13.122cm">
          <draw:text-box>
            <text:p text:style-name="P1"><text:span text:style-name="T3">submissions/demir-albuz/</text:span></text:p>
          </draw:text-box>
        </draw:frame>
        <draw:frame draw:style-name="gr19" draw:text-style-name="P3" draw:layer="layout" svg:width="1.506cm" svg:height="0.395cm" svg:x="2.598cm" svg:y="13.757cm">
          <draw:text-box>
            <text:p text:style-name="P1"><text:span text:style-name="T3">report.pdf</text:span></text:p>
          </draw:text-box>
        </draw:frame>
        <draw:frame draw:style-name="gr20" draw:text-style-name="P3" draw:layer="layout" svg:width="2.15cm" svg:height="0.395cm" svg:x="2.598cm" svg:y="14.392cm">
          <draw:text-box>
            <text:p text:style-name="P1"><text:span text:style-name="T3">video_link.md</text:span></text:p>
          </draw:text-box>
        </draw:frame>
        <draw:line draw:style-name="gr21" draw:text-style-name="P6" draw:layer="layout" svg:x1="2.386cm" svg:y1="7.267cm" svg:x2="18.613cm" svg:y2="7.267cm">
          <text:p/>
        </draw:line>
        <draw:line draw:style-name="gr21" draw:text-style-name="P6" draw:layer="layout" svg:x1="2.386cm" svg:y1="15.522cm" svg:x2="18.613cm" svg:y2="15.522cm">
          <text:p/>
        </draw:line>
        <draw:line draw:style-name="gr21" draw:text-style-name="P6" draw:layer="layout" svg:x1="2.386cm" svg:y1="15.522cm" svg:x2="2.386cm" svg:y2="7.267cm">
          <text:p/>
        </draw:line>
        <draw:line draw:style-name="gr21" draw:text-style-name="P6" draw:layer="layout" svg:x1="18.613cm" svg:y1="15.522cm" svg:x2="18.613cm" svg:y2="7.267cm">
          <text:p/>
        </draw:line>
        <draw:line draw:style-name="gr21" draw:text-style-name="P6" draw:layer="layout" svg:x1="2.386cm" svg:y1="7.902cm" svg:x2="18.613cm" svg:y2="7.902cm">
          <text:p/>
        </draw:line>
        <draw:line draw:style-name="gr21" draw:text-style-name="P6" draw:layer="layout" svg:x1="2.386cm" svg:y1="8.537cm" svg:x2="18.613cm" svg:y2="8.537cm">
          <text:p/>
        </draw:line>
        <draw:line draw:style-name="gr21" draw:text-style-name="P6" draw:layer="layout" svg:x1="2.386cm" svg:y1="9.172cm" svg:x2="18.613cm" svg:y2="9.172cm">
          <text:p/>
        </draw:line>
        <draw:line draw:style-name="gr21" draw:text-style-name="P6" draw:layer="layout" svg:x1="2.386cm" svg:y1="9.807cm" svg:x2="18.613cm" svg:y2="9.807cm">
          <text:p/>
        </draw:line>
        <draw:line draw:style-name="gr21" draw:text-style-name="P6" draw:layer="layout" svg:x1="2.386cm" svg:y1="10.442cm" svg:x2="18.613cm" svg:y2="10.442cm">
          <text:p/>
        </draw:line>
        <draw:line draw:style-name="gr21" draw:text-style-name="P6" draw:layer="layout" svg:x1="2.386cm" svg:y1="11.077cm" svg:x2="18.613cm" svg:y2="11.077cm">
          <text:p/>
        </draw:line>
        <draw:line draw:style-name="gr21" draw:text-style-name="P6" draw:layer="layout" svg:x1="2.386cm" svg:y1="11.712cm" svg:x2="18.613cm" svg:y2="11.712cm">
          <text:p/>
        </draw:line>
        <draw:line draw:style-name="gr21" draw:text-style-name="P6" draw:layer="layout" svg:x1="2.386cm" svg:y1="12.347cm" svg:x2="18.613cm" svg:y2="12.347cm">
          <text:p/>
        </draw:line>
        <draw:line draw:style-name="gr21" draw:text-style-name="P6" draw:layer="layout" svg:x1="2.386cm" svg:y1="12.982cm" svg:x2="18.613cm" svg:y2="12.982cm">
          <text:p/>
        </draw:line>
        <draw:line draw:style-name="gr21" draw:text-style-name="P6" draw:layer="layout" svg:x1="2.386cm" svg:y1="13.617cm" svg:x2="18.613cm" svg:y2="13.617cm">
          <text:p/>
        </draw:line>
        <draw:line draw:style-name="gr21" draw:text-style-name="P6" draw:layer="layout" svg:x1="2.386cm" svg:y1="14.252cm" svg:x2="18.613cm" svg:y2="14.252cm">
          <text:p/>
        </draw:line>
        <draw:line draw:style-name="gr21" draw:text-style-name="P6" draw:layer="layout" svg:x1="2.386cm" svg:y1="14.887cm" svg:x2="18.613cm" svg:y2="14.887cm">
          <text:p/>
        </draw:line>
        <draw:line draw:style-name="gr21" draw:text-style-name="P6" draw:layer="layout" svg:x1="15.086cm" svg:y1="15.522cm" svg:x2="15.086cm" svg:y2="7.267cm">
          <text:p/>
        </draw:line>
        <draw:frame draw:style-name="gr22" draw:text-style-name="P3" draw:layer="layout" svg:width="3.01cm" svg:height="0.395cm" svg:x="2.598cm" svg:y="15.027cm">
          <draw:text-box>
            <text:p text:style-name="P1"><text:span text:style-name="T3">notes.md (optional)</text:span></text:p>
          </draw:text-box>
        </draw:frame>
        <draw:frame draw:style-name="gr23" draw:text-style-name="P5" draw:layer="layout" svg:width="3.994cm" svg:height="0.556cm" svg:x="1.623cm" svg:y="16.416cm">
          <draw:text-box>
            <text:p text:style-name="P1"><text:span text:style-name="T4">Self-Assessment</text:span></text:p>
          </draw:text-box>
        </draw:frame>
        <draw:frame draw:style-name="gr24" draw:text-style-name="P3" draw:layer="layout" svg:width="7.422cm" svg:height="0.395cm" svg:x="1.623cm" svg:y="17.672cm">
          <draw:text-box>
            <text:p text:style-name="P1"><text:span text:style-name="T2">Time spent on this lab: </text:span><text:span text:style-name="T3">Approximately 2 hours</text:span></text:p>
          </draw:text-box>
        </draw:frame>
        <draw:frame draw:style-name="gr25" draw:text-style-name="P3" draw:layer="layout" svg:width="16.308cm" svg:height="0.395cm" svg:x="1.623cm" svg:y="18.307cm">
          <draw:text-box>
            <text:p text:style-name="P1"><text:span text:style-name="T2">Tools used: </text:span><text:span text:style-name="T3">Log analysis: Text Editor / Excel; Diagrams: (Not used); Video recording: (e.g., OBS Studio)</text:span></text:p>
          </draw:text-box>
        </draw:frame>
        <draw:frame draw:style-name="gr26" draw:text-style-name="P3" draw:layer="layout" svg:width="7.559cm" svg:height="0.395cm" svg:x="1.623cm" svg:y="18.942cm">
          <draw:text-box>
            <text:p text:style-name="P1"><text:span text:style-name="T2">Confidence level: </text:span><text:span text:style-name="T3">Very confident in my analysis</text:span></text:p>
          </draw:text-box>
        </draw:frame>
        <draw:frame draw:style-name="gr27" draw:text-style-name="P5" draw:layer="layout" svg:width="7.269cm" svg:height="0.556cm" svg:x="1.623cm" svg:y="20.226cm">
          <draw:text-box>
            <text:p text:style-name="P1"><text:span text:style-name="T4">Brief Summary (2-3 sentences)</text:span></text:p>
          </draw:text-box>
        </draw:frame>
        <draw:frame draw:style-name="gr28" draw:text-style-name="P3" draw:layer="layout" svg:width="17.617cm" svg:height="0.395cm" svg:x="1.623cm" svg:y="21.059cm">
          <draw:text-box>
            <text:p text:style-name="P1"><text:span text:style-name="T3">My method was to connect all log files (API, Web, Email) and documents (Architecture, API Docs, Test Schedule)</text:span></text:p>
          </draw:text-box>
        </draw:frame>
        <draw:frame draw:style-name="gr29" draw:text-style-name="P3" draw:layer="layout" svg:width="17.072cm" svg:height="0.395cm" svg:x="1.623cm" svg:y="21.482cm">
          <draw:text-box>
            <text:p text:style-name="P1"><text:span text:style-name="T3">to build a timeline. My key finding is that this was not a normal attack. It was a planned data theft by an insider</text:span></text:p>
          </draw:text-box>
        </draw:frame>
        <draw:frame draw:style-name="gr30" draw:text-style-name="P3" draw:layer="layout" svg:width="14.807cm" svg:height="0.395cm" svg:x="1.623cm" svg:y="21.906cm">
          <draw:text-box>
            <text:p text:style-name="P1"><text:span text:style-name="T3">(probably user 1523) who copied a planned security test and used its secret IP address to hide.</text:span></text:p>
          </draw:text-box>
        </draw:frame>
        <draw:frame draw:style-name="gr31" draw:text-style-name="P5" draw:layer="layout" svg:width="5.395cm" svg:height="0.556cm" svg:x="1.623cm" svg:y="23.189cm">
          <draw:text-box>
            <text:p text:style-name="P1"><text:span text:style-name="T4">Key Findings Highlight</text:span></text:p>
          </draw:text-box>
        </draw:frame>
        <draw:frame draw:style-name="gr32" draw:text-style-name="P3" draw:layer="layout" svg:width="5.04cm" svg:height="0.395cm" svg:x="1.623cm" svg:y="24.234cm">
          <draw:text-box>
            <text:p text:style-name="P1"><text:span text:style-name="T2">Main attack vectors identified:</text:span></text:p>
          </draw:text-box>
        </draw:frame>
        <draw:frame draw:style-name="gr33" draw:text-style-name="P3" draw:layer="layout" svg:width="17.131cm" svg:height="0.395cm" svg:x="1.623cm" svg:y="24.869cm">
          <draw:text-box>
            <text:p text:style-name="P1"><text:span text:style-name="T3">1. Broken Access Control (IDOR) on API: At 06:45, the attacker used the stolen 1523 account to steal all other</text:span></text:p>
          </draw:text-box>
        </draw:frame>
        <draw:frame draw:style-name="gr34" draw:text-style-name="P3" draw:layer="layout" svg:width="5.538cm" svg:height="0.395cm" svg:x="1.623cm" svg:y="25.292cm">
          <draw:text-box>
            <text:p text:style-name="P1"><text:span text:style-name="T3">users' portfolio data (1524, 1525...).</text:span></text:p>
          </draw:text-box>
        </draw:frame>
        <draw:frame draw:style-name="gr35" draw:text-style-name="P3" draw:layer="layout" svg:width="17.559cm" svg:height="0.395cm" svg:x="1.623cm" svg:y="25.927cm">
          <draw:text-box>
            <text:p text:style-name="P1"><text:span text:style-name="T3">2. SQL Injection (WAF Bypass) on Web: At 09:23, the attacker bypassed the WAF (/*!...*/) to export the database</text:span></text:p>
          </draw:text-box>
        </draw:frame>
        <draw:frame draw:style-name="gr36" draw:text-style-name="P3" draw:layer="layout" svg:width="3.908cm" svg:height="0.395cm" svg:x="1.623cm" svg:y="26.351cm">
          <draw:text-box>
            <text:p text:style-name="P1"><text:span text:style-name="T3">from the web application.</text:span></text:p>
          </draw:text-box>
        </draw:frame>
        <draw:frame draw:style-name="gr37" draw:text-style-name="P3" draw:layer="layout" svg:width="17.346cm" svg:height="0.395cm" svg:x="1.504cm" svg:y="26.955cm">
          <draw:text-box>
            <text:p text:style-name="P1"><text:span text:style-name="T3">3. Insider Impersonation: The attacker used the secret, approved IP address (203.0.113.45) from a planned test</text:span></text:p>
          </draw:text-box>
        </draw:frame>
        <draw:frame draw:style-name="gr38" draw:text-style-name="P3" draw:layer="layout" svg:width="10.841cm" svg:height="0.395cm" svg:x="1.623cm" svg:y="27.409cm">
          <draw:text-box>
            <text:p text:style-name="P1"><text:span text:style-name="T3">but attacked 5 days early (Oct 15 vs Oct 20) to look like a normal test.</text:span></text:p>
          </draw:text-box>
        </draw:frame>
        <draw:frame draw:style-name="gr39" draw:text-style-name="P7" draw:layer="layout" svg:width="4.629cm" svg:height="0.395cm" svg:x="15.1cm" svg:y="9.95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221cm" svg:y="11.20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1cm" svg:y="9.956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1cm" svg:y="10.6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221cm" svg:y="11.8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35cm" svg:y="13.20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221cm" svg:y="13.70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35cm" svg:y="14.35cm">
          <draw:text-box>
            <text:p text:style-name="P1"><text:span text:style-name="T3">X <text:s text:c="44"/></text:span></text:p>
          </draw:text-box>
        </draw:frame>
        <draw:frame draw:style-name="gr39" draw:text-style-name="P7" draw:layer="layout" svg:width="4.629cm" svg:height="0.395cm" svg:x="15.221cm" svg:y="14.955cm">
          <draw:text-box>
            <text:p text:style-name="P1"><text:span text:style-name="T3">X <text:s text:c="44"/></text:span></text:p>
          </draw:text-box>
        </draw:frame>
      </draw:page>
      <draw:page draw:name="page2" draw:style-name="dp1" draw:master-page-name="master-page3">
        <draw:frame draw:style-name="gr40" draw:text-style-name="P3" draw:layer="layout" svg:width="17.245cm" svg:height="0.395cm" svg:x="1.623cm" svg:y="1.656cm">
          <draw:text-box>
            <text:p text:style-name="P1"><text:span text:style-name="T2">Most critical vulnerability: </text:span><text:span text:style-name="T3">Broken Access Control (IDOR). The API did not check if a user owned the account</text:span></text:p>
          </draw:text-box>
        </draw:frame>
        <draw:frame draw:style-name="gr41" draw:text-style-name="P3" draw:layer="layout" svg:width="17.229cm" svg:height="0.395cm" svg:x="1.623cm" svg:y="2.08cm">
          <draw:text-box>
            <text:p text:style-name="P1"><text:span text:style-name="T3">data they asked for. This weakness was even mentioned in the api_docs.pdf and it allowed the main data theft.</text:span></text:p>
          </draw:text-box>
        </draw:frame>
        <draw:frame draw:style-name="gr42" draw:text-style-name="P3" draw:layer="layout" svg:width="16.913cm" svg:height="0.395cm" svg:x="1.623cm" svg:y="2.715cm">
          <draw:text-box>
            <text:p text:style-name="P1"><text:span text:style-name="T2">Top recommendation: </text:span><text:span text:style-name="T3">Immediately add server-side checks to all API endpoints. The code must check if the</text:span></text:p>
          </draw:text-box>
        </draw:frame>
        <draw:frame draw:style-name="gr43" draw:text-style-name="P3" draw:layer="layout" svg:width="10.432cm" svg:height="0.395cm" svg:x="1.623cm" svg:y="3.138cm">
          <draw:text-box>
            <text:p text:style-name="P1"><text:span text:style-name="T3">user_id from the token matches the account_id in the URL request.</text:span></text:p>
          </draw:text-box>
        </draw:frame>
        <draw:frame draw:style-name="gr44" draw:text-style-name="P5" draw:layer="layout" svg:width="5.644cm" svg:height="0.556cm" svg:x="1.623cm" svg:y="4.421cm">
          <draw:text-box>
            <text:p text:style-name="P1"><text:span text:style-name="T4">Challenges &amp; Learnings</text:span></text:p>
          </draw:text-box>
        </draw:frame>
        <draw:frame draw:style-name="gr45" draw:text-style-name="P3" draw:layer="layout" svg:width="16.662cm" svg:height="0.395cm" svg:x="1.623cm" svg:y="5.678cm">
          <draw:text-box>
            <text:p text:style-name="P1"><text:span text:style-name="T3">What was most challenging? The technical parts of the lab, like finding the IDOR or the SQLi payload, were</text:span></text:p>
          </draw:text-box>
        </draw:frame>
        <draw:frame draw:style-name="gr46" draw:text-style-name="P3" draw:layer="layout" svg:width="17.725cm" svg:height="0.395cm" svg:x="1.623cm" svg:y="6.101cm">
          <draw:text-box>
            <text:p text:style-name="P1"><text:span text:style-name="T3">straightforward. The real challenge was the ambiguity of the attacker's identity. Even with strong evidence pointing</text:span></text:p>
          </draw:text-box>
        </draw:frame>
        <draw:frame draw:style-name="gr47" draw:text-style-name="P3" draw:layer="layout" svg:width="16.935cm" svg:height="0.395cm" svg:x="1.623cm" svg:y="6.525cm">
          <draw:text-box>
            <text:p text:style-name="P1"><text:span text:style-name="T3">to an insider (like user 1523), I cannot be 100% certain without more data (like who exactly had access to the</text:span></text:p>
          </draw:text-box>
        </draw:frame>
        <draw:frame draw:style-name="gr48" draw:text-style-name="P3" draw:layer="layout" svg:width="4.377cm" svg:height="0.395cm" svg:x="1.623cm" svg:y="6.948cm">
          <draw:text-box>
            <text:p text:style-name="P1"><text:span text:style-name="T3">security_test_schedule.pdf).</text:span></text:p>
          </draw:text-box>
        </draw:frame>
        <draw:frame draw:style-name="gr49" draw:text-style-name="P3" draw:layer="layout" svg:width="16.622cm" svg:height="0.395cm" svg:x="1.623cm" svg:y="7.795cm">
          <draw:text-box>
            <text:p text:style-name="P1"><text:span text:style-name="T3">What did you learn? While the concepts were not entirely new, I learned a very practical example of a WAF</text:span></text:p>
          </draw:text-box>
        </draw:frame>
        <draw:frame draw:style-name="gr42" draw:text-style-name="P3" draw:layer="layout" svg:width="16.913cm" svg:height="0.395cm" svg:x="1.623cm" svg:y="8.218cm">
          <draw:text-box>
            <text:p text:style-name="P1"><text:span text:style-name="T3">Bypass. I did not know that a WAF could be fooled by hiding commands (like 'OR') inside a specific database</text:span></text:p>
          </draw:text-box>
        </draw:frame>
        <draw:frame draw:style-name="gr50" draw:text-style-name="P3" draw:layer="layout" svg:width="13.301cm" svg:height="0.395cm" svg:x="1.623cm" svg:y="8.641cm">
          <draw:text-box>
            <text:p text:style-name="P1"><text:span text:style-name="T3">comment (/*!...*/). Seeing this real-world technique was the most valuable part for me.</text:span></text:p>
          </draw:text-box>
        </draw:frame>
        <draw:frame draw:style-name="gr51" draw:text-style-name="P3" draw:layer="layout" svg:width="17.657cm" svg:height="0.395cm" svg:x="1.623cm" svg:y="9.488cm">
          <draw:text-box>
            <text:p text:style-name="P1"><text:span text:style-name="T3">What would you do differently? I would read the security_test_schedule.pdf first. This would immediately establish</text:span></text:p>
          </draw:text-box>
        </draw:frame>
        <draw:frame draw:style-name="gr52" draw:text-style-name="P3" draw:layer="layout" svg:width="16.815cm" svg:height="0.395cm" svg:x="1.623cm" svg:y="9.911cm">
          <draw:text-box>
            <text:p text:style-name="P1"><text:span text:style-name="T3">a baseline for 'normal' test activity. Knowing the approved IP and the correct dates from the start would have</text:span></text:p>
          </draw:text-box>
        </draw:frame>
        <draw:frame draw:style-name="gr53" draw:text-style-name="P3" draw:layer="layout" svg:width="15.225cm" svg:height="0.395cm" svg:x="1.623cm" svg:y="10.335cm">
          <draw:text-box>
            <text:p text:style-name="P1"><text:span text:style-name="T3">made the attacker's activity on the wrong date (October 15) stand out much faster as a real threat.</text:span></text:p>
          </draw:text-box>
        </draw:frame>
        <draw:frame draw:style-name="gr54" draw:text-style-name="P5" draw:layer="layout" svg:width="6.33cm" svg:height="0.556cm" svg:x="1.623cm" svg:y="11.618cm">
          <draw:text-box>
            <text:p text:style-name="P1"><text:span text:style-name="T4">Additional Notes (optional)</text:span></text:p>
          </draw:text-box>
        </draw:frame>
        <draw:frame draw:style-name="gr55" draw:text-style-name="P3" draw:layer="layout" svg:width="17.412cm" svg:height="0.395cm" svg:x="1.623cm" svg:y="12.451cm">
          <draw:text-box>
            <text:p text:style-name="P1"><text:span text:style-name="T3">It is very likely that user 1523 is the attacker. To succeed, the attacker needed two things: user 1523's password</text:span></text:p>
          </draw:text-box>
        </draw:frame>
        <draw:frame draw:style-name="gr56" draw:text-style-name="P3" draw:layer="layout" svg:width="17.64cm" svg:height="0.395cm" svg:x="1.623cm" svg:y="12.875cm">
          <draw:text-box>
            <text:p text:style-name="P1"><text:span text:style-name="T3">and the secret test plan. If 1523 is an insider who had access to the plan, they only needed their own password to</text:span></text:p>
          </draw:text-box>
        </draw:frame>
        <draw:frame draw:style-name="gr57" draw:text-style-name="P3" draw:layer="layout" svg:width="7.971cm" svg:height="0.395cm" svg:x="1.623cm" svg:y="13.298cm">
          <draw:text-box>
            <text:p text:style-name="P1"><text:span text:style-name="T3">do the attack and blame the external test company.</text:span></text:p>
          </draw:text-box>
        </draw:frame>
        <draw:frame draw:style-name="gr58" draw:text-style-name="P5" draw:layer="layout" svg:width="2.7cm" svg:height="0.556cm" svg:x="1.623cm" svg:y="14.581cm">
          <draw:text-box>
            <text:p text:style-name="P1"><text:span text:style-name="T4">Declaration</text:span></text:p>
          </draw:text-box>
        </draw:frame>
        <draw:frame draw:style-name="gr59" draw:text-style-name="P3" draw:layer="layout" svg:width="2.131cm" svg:height="0.395cm" svg:x="1.623cm" svg:y="15.415cm">
          <draw:text-box>
            <text:p text:style-name="P1"><text:span text:style-name="T3">I declare that:</text:span></text:p>
          </draw:text-box>
        </draw:frame>
        <draw:frame draw:style-name="gr60" draw:text-style-name="P3" draw:layer="layout" svg:width="4.395cm" svg:height="0.395cm" svg:x="2.598cm" svg:y="15.944cm">
          <draw:text-box>
            <text:p text:style-name="P1"><text:span text:style-name="T3">This work is entirely my own</text:span></text:p>
          </draw:text-box>
        </draw:frame>
        <draw:frame draw:style-name="gr9" draw:text-style-name="P3" draw:layer="layout" svg:width="0.352cm" svg:height="0.395cm" svg:x="15.298cm" svg:y="15.944cm">
          <draw:text-box>
            <text:p text:style-name="P1"><text:span text:style-name="T3">X</text:span></text:p>
          </draw:text-box>
        </draw:frame>
        <draw:frame draw:style-name="gr61" draw:text-style-name="P3" draw:layer="layout" svg:width="8.868cm" svg:height="0.395cm" svg:x="2.598cm" svg:y="16.579cm">
          <draw:text-box>
            <text:p text:style-name="P1"><text:span text:style-name="T3">I have not copied from other submissions or answer keys</text:span></text:p>
          </draw:text-box>
        </draw:frame>
        <draw:frame draw:style-name="gr9" draw:text-style-name="P3" draw:layer="layout" svg:width="0.352cm" svg:height="0.395cm" svg:x="15.298cm" svg:y="16.579cm">
          <draw:text-box>
            <text:p text:style-name="P1"><text:span text:style-name="T3">X</text:span></text:p>
          </draw:text-box>
        </draw:frame>
        <draw:frame draw:style-name="gr62" draw:text-style-name="P3" draw:layer="layout" svg:width="6.291cm" svg:height="0.395cm" svg:x="2.598cm" svg:y="17.214cm">
          <draw:text-box>
            <text:p text:style-name="P1"><text:span text:style-name="T3">I have not modified the provided log files</text:span></text:p>
          </draw:text-box>
        </draw:frame>
        <draw:frame draw:style-name="gr9" draw:text-style-name="P3" draw:layer="layout" svg:width="0.352cm" svg:height="0.395cm" svg:x="15.298cm" svg:y="17.214cm">
          <draw:text-box>
            <text:p text:style-name="P1"><text:span text:style-name="T3">X</text:span></text:p>
          </draw:text-box>
        </draw:frame>
        <draw:frame draw:style-name="gr63" draw:text-style-name="P3" draw:layer="layout" svg:width="6.779cm" svg:height="0.395cm" svg:x="2.598cm" svg:y="17.849cm">
          <draw:text-box>
            <text:p text:style-name="P1"><text:span text:style-name="T3">All sources and tools are properly attributed</text:span></text:p>
          </draw:text-box>
        </draw:frame>
        <draw:frame draw:style-name="gr9" draw:text-style-name="P3" draw:layer="layout" svg:width="0.352cm" svg:height="0.395cm" svg:x="15.298cm" svg:y="17.849cm">
          <draw:text-box>
            <text:p text:style-name="P1"><text:span text:style-name="T3">X</text:span></text:p>
          </draw:text-box>
        </draw:frame>
        <draw:frame draw:style-name="gr64" draw:text-style-name="P3" draw:layer="layout" svg:width="7.56cm" svg:height="0.395cm" svg:x="2.598cm" svg:y="18.484cm">
          <draw:text-box>
            <text:p text:style-name="P1"><text:span text:style-name="T3">I understand plagiarism results in disqualification</text:span></text:p>
          </draw:text-box>
        </draw:frame>
        <draw:line draw:style-name="gr21" draw:text-style-name="P6" draw:layer="layout" svg:x1="2.386cm" svg:y1="15.804cm" svg:x2="18.613cm" svg:y2="15.804cm">
          <text:p/>
        </draw:line>
        <draw:line draw:style-name="gr21" draw:text-style-name="P6" draw:layer="layout" svg:x1="2.386cm" svg:y1="18.979cm" svg:x2="18.613cm" svg:y2="18.979cm">
          <text:p/>
        </draw:line>
        <draw:line draw:style-name="gr21" draw:text-style-name="P6" draw:layer="layout" svg:x1="2.386cm" svg:y1="18.979cm" svg:x2="2.386cm" svg:y2="15.804cm">
          <text:p/>
        </draw:line>
        <draw:line draw:style-name="gr21" draw:text-style-name="P6" draw:layer="layout" svg:x1="18.613cm" svg:y1="18.979cm" svg:x2="18.613cm" svg:y2="15.804cm">
          <text:p/>
        </draw:line>
        <draw:line draw:style-name="gr21" draw:text-style-name="P6" draw:layer="layout" svg:x1="2.386cm" svg:y1="16.439cm" svg:x2="18.613cm" svg:y2="16.439cm">
          <text:p/>
        </draw:line>
        <draw:line draw:style-name="gr21" draw:text-style-name="P6" draw:layer="layout" svg:x1="2.386cm" svg:y1="17.074cm" svg:x2="18.613cm" svg:y2="17.074cm">
          <text:p/>
        </draw:line>
        <draw:line draw:style-name="gr21" draw:text-style-name="P6" draw:layer="layout" svg:x1="2.386cm" svg:y1="17.709cm" svg:x2="18.613cm" svg:y2="17.709cm">
          <text:p/>
        </draw:line>
        <draw:line draw:style-name="gr21" draw:text-style-name="P6" draw:layer="layout" svg:x1="2.386cm" svg:y1="18.344cm" svg:x2="18.613cm" svg:y2="18.344cm">
          <text:p/>
        </draw:line>
        <draw:line draw:style-name="gr21" draw:text-style-name="P6" draw:layer="layout" svg:x1="15.086cm" svg:y1="18.979cm" svg:x2="15.086cm" svg:y2="15.804cm">
          <text:p/>
        </draw:line>
        <draw:frame draw:style-name="gr9" draw:text-style-name="P3" draw:layer="layout" svg:width="0.352cm" svg:height="0.395cm" svg:x="15.298cm" svg:y="18.484cm">
          <draw:text-box>
            <text:p text:style-name="P1"><text:span text:style-name="T3">X</text:span></text:p>
          </draw:text-box>
        </draw:frame>
        <draw:frame draw:style-name="gr65" draw:text-style-name="P3" draw:layer="layout" svg:width="4.201cm" svg:height="0.395cm" svg:x="1.623cm" svg:y="19.648cm">
          <draw:text-box>
            <text:p text:style-name="P1"><text:span text:style-name="T3">Signature: Demir ata Albuz</text:span></text:p>
          </draw:text-box>
        </draw:frame>
        <draw:frame draw:style-name="gr66" draw:text-style-name="P3" draw:layer="layout" svg:width="2.737cm" svg:height="0.395cm" svg:x="1.623cm" svg:y="20.283cm">
          <draw:text-box>
            <text:p text:style-name="P1"><text:span text:style-name="T3">Date: 2025-11-0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Dolgun_20_Kırmızı" draw:display-name="Dolgun Kırmızı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Dolgun_20_Mavi" draw:display-name="Dolgun Mavi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Dolgun_20_Sarı" draw:display-name="Dolgun Sarı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Dolgun_20_Yeşil" draw:display-name="Dolgun Yeşil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Şekill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6cm" fo:margin-bottom="1cm" fo:margin-left="1.6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11-10T04:33:17.847504100</dc:date>
    <meta:editing-duration>PT5M21S</meta:editing-duration>
    <meta:editing-cycles>3</meta:editing-cycles>
    <meta:generator>LibreOffice/25.2.6.2$Windows_X86_64 LibreOffice_project/729c5bfe710f5eb71ed3bbde9e06a6065e9c6c5d</meta:generator>
    <meta:document-statistic meta:object-count="109"/>
  </office:meta>
</office:document-meta>
</file>